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52c0" officeooo:paragraph-rsid="000652c0"/>
    </style:style>
    <style:style style:name="P2" style:family="paragraph" style:parent-style-name="Standard">
      <style:text-properties officeooo:paragraph-rsid="000652c0"/>
    </style:style>
    <style:style style:name="T1" style:family="text">
      <style:text-properties officeooo:rsid="000652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eration Australia Full-time</text:p>
      <text:p text:style-name="Standard">Dates EmployedJul 2021 – Present</text:p>
      <text:p text:style-name="Standard">Employment Duration3 mos</text:p>
      <text:p text:style-name="Standard">LocationSydney, New South Wales, Australia</text:p>
      <text:p text:style-name="Standard">Our Cloud program has been designed to</text:p>
      <text:p text:style-name="Standard">provide you with the most vital skills to start</text:p>
      <text:p text:style-name="Standard">a career as an Azure Cloud Practitioner.</text:p>
      <text:p text:style-name="Standard"/>
      <text:p text:style-name="Standard">Generation Australia has taken a holistic approach, covering soft skills as well as technical skills.</text:p>
      <text:p text:style-name="Standard"/>
      <text:p text:style-name="Standard">BEHAVIOURAL SKILLS &amp; MINDSETS</text:p>
      <text:p text:style-name="Standard"/>
      <text:p text:style-name="Standard">Personal Responsibility</text:p>
      <text:p text:style-name="Standard">Communication</text:p>
      <text:p text:style-name="Standard">Teamwork</text:p>
      <text:p text:style-name="Standard">Persistence</text:p>
      <text:p text:style-name="Standard">Growth Mindset</text:p>
      <text:p text:style-name="Standard">Future Orientation</text:p>
      <text:p text:style-name="Standard">Attention to Detail</text:p>
      <text:p text:style-name="Standard">Adaptability</text:p>
      <text:p text:style-name="Standard"/>
      <text:p text:style-name="Standard">TECHNICAL SKILLS</text:p>
      <text:p text:style-name="Standard"/>
      <text:p text:style-name="Standard">Linux &amp; Python</text:p>
      <text:p text:style-name="Standard">DevOps Essentials</text:p>
      <text:p text:style-name="Standard">Microsoft Azure Fundamentals</text:p>
      <text:p text:style-name="Standard">Microsoft Azure Administrator</text:p>
      <text:p text:style-name="Standard">Cloud Automation</text:p>
      <text:p text:style-name="Standard"/>
      <text:p text:style-name="Standard">OTHER KEY ASPECTS</text:p>
      <text:p text:style-name="Standard"/>
      <text:p text:style-name="Standard">Getting you job ready</text:p>
      <text:p text:style-name="Standard">Case studies &amp; role plays</text:p>
      <text:p text:style-name="Standard">Team projects</text:p>
      <text:p text:style-name="Standard">Community building</text:p>
      <text:p text:style-name="Standard">Social support</text:p>
      <text:p text:style-name="Standard"/>
      <text:p text:style-name="Standard"/>
      <text:p text:style-name="Standard"/>
      <text:p text:style-name="P1">portfolio template download</text:p>
      <text:p text:style-name="Standard"><text:a xlink:type="simple" xlink:href="https://html5up.net/miniport" text:style-name="Internet_20_link" text:visited-style-name="Visited_20_Internet_20_Link">https://html5up.net/miniport</text:a></text:p>
      <text:p text:style-name="Standard"/>
      <text:p text:style-name="P2"><text:span text:style-name="T1">for images</text:span></text:p>
      <text:p text:style-name="P2"><text:a xlink:type="simple" xlink:href="https://unsplash.com/s/photos/azure-cloud" text:style-name="Internet_20_link" text:visited-style-name="Visited_20_Internet_20_Link">https://unsplash.com/s/photos/azure-cloud</text:a></text:p>
      <text:p text:style-name="Standard"/>
      <text:p text:style-name="Standard"/>
      <text:p text:style-name="Standard"><text:a xlink:type="simple" xlink:href="https://grindreel.academy/" text:style-name="Internet_20_link" text:visited-style-name="Visited_20_Internet_20_Link">https://grindreel.academy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9T21:28:37.812334670</meta:creation-date>
    <dc:date>2021-09-09T22:22:42.658905773</dc:date>
    <meta:editing-duration>PT43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11" meta:character-count="861" meta:non-whitespace-character-count="783"/>
  </office:meta>
</office:document-meta>
</file>